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803cm" style:rel-column-width="2156*"/>
    </style:style>
    <style:style style:name="Таблица1.B" style:family="table-column">
      <style:table-column-properties style:column-width="13.197cm" style:rel-column-width="748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97e2" officeooo:paragraph-rsid="000297e2"/>
    </style:style>
    <style:style style:name="P2" style:family="paragraph" style:parent-style-name="Table_20_Contents">
      <style:text-properties officeooo:rsid="0002e8e9" officeooo:paragraph-rsid="0002e8e9"/>
    </style:style>
    <style:style style:name="P3" style:family="paragraph" style:parent-style-name="Table_20_Contents">
      <style:text-properties officeooo:rsid="0006a141" officeooo:paragraph-rsid="0006a141"/>
    </style:style>
    <style:style style:name="P4" style:family="paragraph" style:parent-style-name="Text_20_body">
      <style:text-properties officeooo:paragraph-rsid="00013477"/>
    </style:style>
    <style:style style:name="P5" style:family="paragraph" style:parent-style-name="Text_20_body">
      <style:text-properties fo:font-weight="bold" officeooo:rsid="000297e2" officeooo:paragraph-rsid="000297e2" style:font-weight-asian="bold" style:font-weight-complex="bold"/>
    </style:style>
    <style:style style:name="P6" style:family="paragraph" style:parent-style-name="Text_20_body">
      <style:text-properties fo:font-weight="normal" officeooo:rsid="000297e2" officeooo:paragraph-rsid="000297e2" style:font-weight-asian="normal" style:font-weight-complex="normal"/>
    </style:style>
    <style:style style:name="P7" style:family="paragraph" style:parent-style-name="Text_20_body">
      <style:text-properties officeooo:paragraph-rsid="0006a141"/>
    </style:style>
    <style:style style:name="P8" style:family="paragraph" style:parent-style-name="Text_20_body">
      <style:text-properties officeooo:rsid="0006c3c2" officeooo:paragraph-rsid="0006c3c2"/>
    </style:style>
    <style:style style:name="P9" style:family="paragraph" style:parent-style-name="Text_20_body">
      <style:text-properties officeooo:rsid="0007aca2" officeooo:paragraph-rsid="0007aca2"/>
    </style:style>
    <style:style style:name="T1" style:family="text">
      <style:text-properties officeooo:rsid="00013477"/>
    </style:style>
    <style:style style:name="T2" style:family="text">
      <style:text-properties fo:font-weight="normal" officeooo:rsid="0006a141" style:font-weight-asian="normal" style:font-weight-complex="normal"/>
    </style:style>
    <style:style style:name="T3" style:family="text">
      <style:text-properties fo:font-weight="bold" officeooo:rsid="00013477" style:font-weight-asian="bold" style:font-weight-complex="bold"/>
    </style:style>
    <style:style style:name="T4" style:family="text">
      <style:text-properties fo:font-weight="bold" officeooo:rsid="0006a141" style:font-weight-asian="bold" style:font-weight-complex="bold"/>
    </style:style>
    <style:style style:name="T5" style:family="text">
      <style:text-properties officeooo:rsid="000297e2"/>
    </style:style>
    <style:style style:name="T6" style:family="text">
      <style:text-properties fo:color="#ffffff" style:font-name="Times New Roman" fo:font-size="28pt" fo:letter-spacing="normal" style:font-size-asian="28pt"/>
    </style:style>
    <style:style style:name="T7" style:family="text">
      <style:text-properties officeooo:rsid="0006a141"/>
    </style:style>
    <style:style style:name="T8" style:family="text">
      <style:text-properties fo:language="ru" fo:country="RU" fo:font-weight="bold" officeooo:rsid="0006a141" style:font-weight-asian="bold" style:font-weight-complex="bold"/>
    </style:style>
    <style:style style:name="T9" style:family="text">
      <style:text-properties officeooo:rsid="0006c3c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TableLine94120992333824">
          <table:table-cell table:style-name="Таблица1.A1" office:value-type="string">
            <text:p text:style-name="P3">1. Титульный лист</text:p>
          </table:table-cell>
          <table:table-cell table:style-name="Таблица1.B1" office:value-type="string">
            <text:p text:style-name="Text_20_body"><text:span text:style-name="Strong_20_Emphasis">Введение</text:span><text:line-break/>Добрый день, уважаемые коллеги! Сегодня я представляю работу на тему разработки базы данных, предназначенной для управления <text:span text:style-name="T1">фотоцентром</text:span>.</text:p>
          </table:table-cell>
        </table:table-row>
        <table:table-row table:style-name="TableLine94120992333824">
          <table:table-cell table:style-name="Таблица1.A2" office:value-type="string">
            <text:p text:style-name="P3">2. Цели и задачи</text:p>
          </table:table-cell>
          <table:table-cell table:style-name="Таблица1.B2" office:value-type="string">
            <text:p text:style-name="P7"><text:span text:style-name="Strong_20_Emphasis">Цель работы</text:span><text:line-break/>Целью данной работы является создание базы данных, которая позволит автоматизировать процесс обработки заказов, повысить точность учёта информации и упростить работу сотрудников компании.</text:p>
            <text:p text:style-name="P7"><text:span text:style-name="Strong_20_Emphasis">Основные задачи</text:span><text:line-break/>Для достижения поставленной цели были <text:span text:style-name="T1">поставлены</text:span> следующие задачи: <text:s/><text:span text:style-name="T7">проа</text:span>нализировать предметную область <text:span text:style-name="T7">управления </text:span>клиентами, заказами и услугами, <text:span text:style-name="T7">спроектировать </text:span>структуру базы данных, <text:span text:style-name="T7">выбрать </text:span>и обосновать <text:span text:style-name="T7">выбор </text:span>СУБД, <text:span text:style-name="T7">р</text:span>еализовать структуру базы данных, <text:span text:style-name="T7">з</text:span>аполнить <text:span text:style-name="T7">её </text:span>тестовыми данными <text:span text:style-name="T7">и р</text:span>азработать приложение на visual studio.</text:p>
          </table:table-cell>
        </table:table-row>
        <table:table-row table:style-name="TableLine94120992333824">
          <table:table-cell table:style-name="Таблица1.A2" office:value-type="string">
            <text:p text:style-name="P1">3 слайд анализ предметной области <text:span text:style-name="T6"><text:s/></text:span></text:p>
          </table:table-cell>
          <table:table-cell table:style-name="Таблица1.B2" office:value-type="string">
            <text:p text:style-name="P7"><text:span text:style-name="Strong_20_Emphasis"><text:span text:style-name="T3">Предметная область </text:span></text:span><text:span text:style-name="Strong_20_Emphasis"><text:span text:style-name="T4">(</text:span></text:span><text:span text:style-name="Strong_20_Emphasis"><text:span text:style-name="T8">Совокупность продуктов и услуг, создание которых должно быть обеспечено в рамках осуществляемого проекта.</text:span></text:span><text:span text:style-name="Strong_20_Emphasis"><text:span text:style-name="T4">)</text:span></text:span></text:p>
            <text:p text:style-name="P7"><text:span text:style-name="Strong_20_Emphasis"><text:span text:style-name="T2">Проект реализуется для обеспечения информационной поддержки фотоцентра — организации сбора, хранения и обработки информации о клиентах и их заказах, о сотрудниках и услугах, оказываемых предприятием.</text:span></text:span></text:p>
          </table:table-cell>
        </table:table-row>
        <table:table-row table:style-name="TableLine94120992333824">
          <table:table-cell table:style-name="Таблица1.A2" office:value-type="string">
            <text:p text:style-name="P1">4 слайд</text:p>
          </table:table-cell>
          <table:table-cell table:style-name="Таблица1.B2" office:value-type="string">
            <text:p text:style-name="P4"><text:span text:style-name="Strong_20_Emphasis"><text:span text:style-name="T1">Логическая структура </text:span></text:span><text:line-break/>Для реализации базы данных была выбрана СУБД PostgreSQL, так как она обеспечивает надёжность, поддержку сложных запросов и удобную работу с транзакциями. <text:span text:style-name="T1">На слайде представлен</text:span><text:span text:style-name="T9">а структура</text:span><text:span text:style-name="T1"> таблиц. </text:span></text:p>
          </table:table-cell>
        </table:table-row>
        <table:table-row table:style-name="TableLine94120992333824">
          <table:table-cell table:style-name="Таблица1.A2" office:value-type="string">
            <text:p text:style-name="P1">5 слайд</text:p>
          </table:table-cell>
          <table:table-cell table:style-name="Таблица1.B2" office:value-type="string">
            <text:p text:style-name="P5">Разработать концептуальную модель</text:p>
            <text:p text:style-name="P6">На слайде представлена концептуальная модель с типами данных, <text:span text:style-name="T9">взаимосвязями между таблицами</text:span> и ключами</text:p>
          </table:table-cell>
        </table:table-row>
        <table:table-row table:style-name="TableLine94120992333824">
          <table:table-cell table:style-name="Таблица1.A2" office:value-type="string">
            <text:p text:style-name="P1">6 слайд</text:p>
          </table:table-cell>
          <table:table-cell table:style-name="Таблица1.B2" office:value-type="string">
            <text:p text:style-name="P4"><text:span text:style-name="Strong_20_Emphasis">Разработка веб-интерфейса</text:span><text:line-break/><text:span text:style-name="T9">Приложение разрабатывалось </text:span>на Python с использованием Flask, который позволяет: <text:span text:style-name="T5">входить в систему </text:span><text:span text:style-name="T9">зарегистрированным пользователям и регистрироваться новым...</text:span></text:p>
          </table:table-cell>
        </table:table-row>
        <table:table-row table:style-name="TableLine94120992333824">
          <table:table-cell table:style-name="Таблица1.A2" office:value-type="string">
            <text:p text:style-name="P1">7 слайд</text:p>
          </table:table-cell>
          <table:table-cell table:style-name="Таблица1.B2" office:value-type="string">
            <text:p text:style-name="P4"><text:span text:style-name="T5">...выводить списки сотрудников, услуг, клиентов и заказов.</text:span></text:p>
            <text:p text:style-name="P8">Администратор может назначить зарегистрированного пользователя (клиента) сотрудником фотостудии (администратором).</text:p>
          </table:table-cell>
        </table:table-row>
        <table:table-row table:style-name="TableLine94120992333824">
          <table:table-cell table:style-name="Таблица1.A2" office:value-type="string">
            <text:p text:style-name="P2">8 слайд</text:p>
          </table:table-cell>
          <table:table-cell table:style-name="Таблица1.B2" office:value-type="string">
            <text:p text:style-name="P4">Разработанная база данных автоматизирует управление клиентами, заказами и услугами, упрощает работу сотрудников, повышает <text:soft-page-break/>точность данных и предоставляет инструменты для анализа бизнеса.</text:p>
            <text:p text:style-name="P4"><text:span text:style-name="Strong_20_Emphasis">Спасибо за внимание!</text:span><text:line-break/>Готов<text:span text:style-name="T9">а</text:span> ответить на ваши вопросы.</text:p>
          </table:table-cell>
        </table:table-row>
      </table:table>
      <text:p text:style-name="Text_20_body"/>
      <text:p text:style-name="Text_20_body"/>
      <text:p text:style-name="P9">573896@mail.r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бычный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Заголовок_20_А0" style:display-name="Заголовок А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Текст_20_А0" style:display-name="Текст А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Noto Sans Devanagari" fo:font-family="'Noto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ne_20_Column_7e_LT_7e_Gliederung_20_1" style:display-name="One Column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ne_20_Column_7e_LT_7e_Gliederung_20_2" style:display-name="One Column~LT~Gliederung 2" style:family="paragraph" style:parent-style-name="One_20_Column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ne_20_Column_7e_LT_7e_Gliederung_20_3" style:display-name="One Column~LT~Gliederung 3" style:family="paragraph" style:parent-style-name="One_20_Column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ne_20_Column_7e_LT_7e_Gliederung_20_4" style:display-name="One Column~LT~Gliederung 4" style:family="paragraph" style:parent-style-name="One_20_Column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Gliederung_20_5" style:display-name="One Column~LT~Gliederung 5" style:family="paragraph" style:parent-style-name="One_20_Column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Gliederung_20_6" style:display-name="One Column~LT~Gliederung 6" style:family="paragraph" style:parent-style-name="One_20_Column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Gliederung_20_7" style:display-name="One Column~LT~Gliederung 7" style:family="paragraph" style:parent-style-name="One_20_Column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Gliederung_20_8" style:display-name="One Column~LT~Gliederung 8" style:family="paragraph" style:parent-style-name="One_20_Column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Gliederung_20_9" style:display-name="One Column~LT~Gliederung 9" style:family="paragraph" style:parent-style-name="One_20_Column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Titel" style:display-name="One Column~LT~Titel" style:family="paragraph" style:default-outline-level="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ne_20_Column_7e_LT_7e_Untertitel" style:display-name="One Colum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ne_20_Column_7e_LT_7e_Notizen" style:display-name="One Colum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ne_20_Column_7e_LT_7e_Hintergrundobjekte" style:display-name="One Column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ne_20_Column_7e_LT_7e_Hintergrund" style:display-name="One Column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wo_20_columns_7e_LT_7e_Gliederung_20_1" style:display-name="Two columns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wo_20_columns_7e_LT_7e_Gliederung_20_2" style:display-name="Two columns~LT~Gliederung 2" style:family="paragraph" style:parent-style-name="Two_20_columns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wo_20_columns_7e_LT_7e_Gliederung_20_3" style:display-name="Two columns~LT~Gliederung 3" style:family="paragraph" style:parent-style-name="Two_20_columns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wo_20_columns_7e_LT_7e_Gliederung_20_4" style:display-name="Two columns~LT~Gliederung 4" style:family="paragraph" style:parent-style-name="Two_20_columns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lumns_7e_LT_7e_Gliederung_20_5" style:display-name="Two columns~LT~Gliederung 5" style:family="paragraph" style:parent-style-name="Two_20_columns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lumns_7e_LT_7e_Gliederung_20_6" style:display-name="Two columns~LT~Gliederung 6" style:family="paragraph" style:parent-style-name="Two_20_columns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lumns_7e_LT_7e_Gliederung_20_7" style:display-name="Two columns~LT~Gliederung 7" style:family="paragraph" style:parent-style-name="Two_20_columns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lumns_7e_LT_7e_Gliederung_20_8" style:display-name="Two columns~LT~Gliederung 8" style:family="paragraph" style:parent-style-name="Two_20_columns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lumns_7e_LT_7e_Gliederung_20_9" style:display-name="Two columns~LT~Gliederung 9" style:family="paragraph" style:parent-style-name="Two_20_columns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lumns_7e_LT_7e_Titel" style:display-name="Two columns~LT~Titel" style:family="paragraph" style:default-outline-level="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wo_20_columns_7e_LT_7e_Untertitel" style:display-name="Two column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wo_20_columns_7e_LT_7e_Notizen" style:display-name="Two column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wo_20_columns_7e_LT_7e_Hintergrundobjekte" style:display-name="Two columns~LT~Hintergrundobjekte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wo_20_columns_7e_LT_7e_Hintergrund" style:display-name="Two columns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8T10:02:58.857878296</meta:creation-date>
    <dc:date>2025-03-18T11:39:56.078122293</dc:date>
    <meta:editing-duration>PT22M9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2" meta:paragraph-count="22" meta:word-count="253" meta:character-count="2074" meta:non-whitespace-character-count="1837"/>
  </office:meta>
</office:document-meta>
</file>